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loext:graphic-properties draw:fill="solid" draw:fill-color="#1f1f1f"/>
      <style:paragraph-properties fo:line-height="135%" fo:background-color="#1f1f1f"/>
    </style:style>
    <style:style style:name="P4" style:family="paragraph" style:parent-style-name="Standard">
      <loext:graphic-properties draw:fill="solid" draw:fill-color="#1f1f1f"/>
      <style:paragraph-properties fo:line-height="135%" fo:background-color="#1f1f1f"/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5" style:family="paragraph" style:parent-style-name="Standard">
      <loext:graphic-properties draw:fill="solid" draw:fill-color="#1f1f1f"/>
      <style:paragraph-properties fo:line-height="135%" fo:background-color="#1f1f1f"/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P6" style:family="paragraph" style:parent-style-name="Standard">
      <style:paragraph-properties fo:margin-left="0.5in" fo:margin-right="0in" fo:text-indent="0.5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top="0.1665in" fo:margin-bottom="0in" loext:contextual-spacing="false" fo:line-height="115%"/>
    </style:style>
    <style:style style:name="P9" style:family="paragraph" style:parent-style-name="Standard">
      <style:paragraph-properties fo:margin-top="0.1665in" fo:margin-bottom="0in" loext:contextual-spacing="false" fo:line-height="115%"/>
      <style:text-properties fo:font-style="italic" style:font-style-asian="italic"/>
    </style:style>
    <style:style style:name="P10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tyle="italic" style:font-style-asian="italic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4fc1ff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808080" style:font-name="Courier New" fo:font-size="10.5pt" style:font-name-asian="Courier New1" style:font-size-asian="10.5pt" style:font-name-complex="Courier New1" style:font-size-complex="10.5pt"/>
    </style:style>
    <style:style style:name="T15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T16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DESENVOLVIMENTO DE APLICAÇÕES WEB I</text:span></text:p>
      <text:p text:style-name="P1"/>
      <text:p text:style-name="Standard">ALUNAS: <text:tab/>ALINY ALVES DUTRA</text:p>
      <text:p text:style-name="Standard"><text:tab/> <text:s text:c="3"/><text:tab/>ANA CRISTINA THIERSCH DA CRUZ</text:p>
      <text:p text:style-name="P6">STHEFFANY CRUVINEL MARTINS</text:p>
      <text:p text:style-name="P6"/>
      <text:p text:style-name="P7">Passo 1) Crie a pasta para essa atividade e dê o comando para instalar o cors:</text:p>
      <text:p text:style-name="P7"><text:span text:style-name="T2">mkdir etapa4</text:span></text:p>
      <text:p text:style-name="Standard"><text:span text:style-name="T3">npm install --save cors</text:span></text:p>
      <text:p text:style-name="P2"/>
      <text:p text:style-name="P7">Passo 2) Entre dentro dessa pasta e dê o comando:</text:p>
      <text:p text:style-name="P7"><text:span text:style-name="T2">create-react-app frontend</text:span></text:p>
      <text:p text:style-name="P7"/>
      <text:p text:style-name="P7">Passo 3) Entre dentro da pasta src (etapa4/frontend/src) </text:p>
      <text:p text:style-name="P7"><text:span text:style-name="T2">cd src</text:span></text:p>
      <text:p text:style-name="P7"/>
      <text:p text:style-name="P7">Passo 4) Crie um arquivo Formulario.js e entre nesse arquivo</text:p>
      <text:p text:style-name="P7"><text:span text:style-name="T2">touch Formulario.js</text:span></text:p>
      <text:p text:style-name="P7"><text:span text:style-name="T2">nano Formulario.js</text:span></text:p>
      <text:p text:style-name="P7"/>
      <text:p text:style-name="P7"><text:soft-page-break/>Passo 5) Cole o seguinte script no arquivo:</text:p>
      <text:p text:style-name="P3"><text:span text:style-name="T5">import</text:span><text:span text:style-name="T6"> </text:span><text:span text:style-name="T7">React</text:span><text:span text:style-name="T6">, { </text:span><text:span text:style-name="T7">useState</text:span><text:span text:style-name="T6"> } </text:span><text:span text:style-name="T5">from</text:span><text:span text:style-name="T6"> </text:span><text:span text:style-name="T8">'react'</text:span><text:span text:style-name="T6">;</text:span></text:p>
      <text:p text:style-name="P4"/>
      <text:p text:style-name="P3"><text:span text:style-name="T9">const</text:span><text:span text:style-name="T6"> </text:span><text:span text:style-name="T10">Formulario</text:span><text:span text:style-name="T6"> </text:span><text:span text:style-name="T11">=</text:span><text:span text:style-name="T6"> () </text:span><text:span text:style-name="T9">=&gt;</text:span><text:span text:style-name="T6"> {</text:span></text:p>
      <text:p text:style-name="P3"><text:span text:style-name="T6"><text:s/></text:span><text:span text:style-name="T9">const</text:span><text:span text:style-name="T6"> [</text:span><text:span text:style-name="T12">texto</text:span><text:span text:style-name="T6">, </text:span><text:span text:style-name="T10">setTexto</text:span><text:span text:style-name="T6">] </text:span><text:span text:style-name="T11">=</text:span><text:span text:style-name="T6"> </text:span><text:span text:style-name="T10">useState</text:span><text:span text:style-name="T6">(</text:span><text:span text:style-name="T8">''</text:span><text:span text:style-name="T6">);</text:span></text:p>
      <text:p text:style-name="P3"><text:span text:style-name="T6"><text:s/></text:span><text:span text:style-name="T9">const</text:span><text:span text:style-name="T6"> [</text:span><text:span text:style-name="T12">inteiro</text:span><text:span text:style-name="T6">, </text:span><text:span text:style-name="T10">setInteiro</text:span><text:span text:style-name="T6">] </text:span><text:span text:style-name="T11">=</text:span><text:span text:style-name="T6"> </text:span><text:span text:style-name="T10">useState</text:span><text:span text:style-name="T6">(</text:span><text:span text:style-name="T8">''</text:span><text:span text:style-name="T6">);</text:span></text:p>
      <text:p text:style-name="P3"><text:span text:style-name="T6"><text:s/></text:span><text:span text:style-name="T9">const</text:span><text:span text:style-name="T6"> [</text:span><text:span text:style-name="T12">booleano</text:span><text:span text:style-name="T6">, </text:span><text:span text:style-name="T10">setBooleano</text:span><text:span text:style-name="T6">] </text:span><text:span text:style-name="T11">=</text:span><text:span text:style-name="T6"> </text:span><text:span text:style-name="T10">useState</text:span><text:span text:style-name="T6">(</text:span><text:span text:style-name="T9">false</text:span><text:span text:style-name="T6">);</text:span></text:p>
      <text:p text:style-name="P3"><text:span text:style-name="T6"><text:s/></text:span><text:span text:style-name="T9">const</text:span><text:span text:style-name="T6"> [</text:span><text:span text:style-name="T12">opcaoSelecionada</text:span><text:span text:style-name="T6">, </text:span><text:span text:style-name="T10">setOpcaoSelecionada</text:span><text:span text:style-name="T6">] </text:span><text:span text:style-name="T11">=</text:span><text:span text:style-name="T6"> </text:span><text:span text:style-name="T10">useState</text:span><text:span text:style-name="T6">(</text:span><text:span text:style-name="T8">''</text:span><text:span text:style-name="T6">);</text:span></text:p>
      <text:p text:style-name="P3"><text:span text:style-name="T6"><text:s/></text:span><text:span text:style-name="T9">const</text:span><text:span text:style-name="T6"> [</text:span><text:span text:style-name="T12">opcaoRadio</text:span><text:span text:style-name="T6">, </text:span><text:span text:style-name="T10">setOpcaoRadio</text:span><text:span text:style-name="T6">] </text:span><text:span text:style-name="T11">=</text:span><text:span text:style-name="T6"> </text:span><text:span text:style-name="T10">useState</text:span><text:span text:style-name="T6">(</text:span><text:span text:style-name="T8">''</text:span><text:span text:style-name="T6">);</text:span></text:p>
      <text:p text:style-name="P4"/>
      <text:p text:style-name="P3"><text:span text:style-name="T6"><text:s/></text:span><text:span text:style-name="T9">const</text:span><text:span text:style-name="T6"> </text:span><text:span text:style-name="T10">handleSubmit</text:span><text:span text:style-name="T6"> </text:span><text:span text:style-name="T11">=</text:span><text:span text:style-name="T6"> </text:span><text:span text:style-name="T9">async</text:span><text:span text:style-name="T6"> (</text:span><text:span text:style-name="T7">e</text:span><text:span text:style-name="T6">) </text:span><text:span text:style-name="T9">=&gt;</text:span><text:span text:style-name="T6"> {</text:span></text:p>
      <text:p text:style-name="P3"><text:span text:style-name="T6"><text:s text:c="3"/></text:span><text:span text:style-name="T7">e</text:span><text:span text:style-name="T6">.</text:span><text:span text:style-name="T10">preventDefault</text:span><text:span text:style-name="T6">();</text:span></text:p>
      <text:p text:style-name="P3"><text:span text:style-name="T6"><text:s text:c="3"/></text:span><text:span text:style-name="T13">// Aqui você pode fazer algo com os dados do formulário</text:span></text:p>
      <text:p text:style-name="P3"><text:span text:style-name="T6"><text:s text:c="3"/></text:span><text:span text:style-name="T9">const</text:span><text:span text:style-name="T6"> </text:span><text:span text:style-name="T12">formData</text:span><text:span text:style-name="T6"> </text:span><text:span text:style-name="T11">=</text:span><text:span text:style-name="T6"> {</text:span></text:p>
      <text:p text:style-name="P3"><text:span text:style-name="T6"><text:s text:c="5"/></text:span><text:span text:style-name="T7">texto</text:span><text:span text:style-name="T6">,</text:span></text:p>
      <text:p text:style-name="P3"><text:span text:style-name="T6"><text:s text:c="5"/></text:span><text:span text:style-name="T7">inteiro</text:span><text:span text:style-name="T6">,</text:span></text:p>
      <text:p text:style-name="P3"><text:span text:style-name="T6"><text:s text:c="5"/></text:span><text:span text:style-name="T7">booleano</text:span><text:span text:style-name="T6">,</text:span></text:p>
      <text:p text:style-name="P3"><text:span text:style-name="T6"><text:s text:c="5"/></text:span><text:span text:style-name="T7">opcaoSelecionada</text:span><text:span text:style-name="T6">,</text:span></text:p>
      <text:p text:style-name="P3"><text:span text:style-name="T6"><text:s text:c="5"/></text:span><text:span text:style-name="T7">opcaoRadio</text:span></text:p>
      <text:p text:style-name="P3"><text:span text:style-name="T6"><text:s text:c="3"/>};</text:span></text:p>
      <text:p text:style-name="P3"><text:span text:style-name="T6"><text:s text:c="3"/></text:span><text:span text:style-name="T13">// Exibindo os dados do formulário no console</text:span></text:p>
      <text:p text:style-name="P3"><text:soft-page-break/><text:span text:style-name="T6"><text:s text:c="3"/></text:span><text:span text:style-name="T7">console</text:span><text:span text:style-name="T6">.</text:span><text:span text:style-name="T10">log</text:span><text:span text:style-name="T6">(</text:span><text:span text:style-name="T12">formData</text:span><text:span text:style-name="T6">);</text:span></text:p>
      <text:p text:style-name="P4"/>
      <text:p text:style-name="P3"><text:span text:style-name="T6"><text:s text:c="3"/></text:span><text:span text:style-name="T5">try</text:span><text:span text:style-name="T6"> {</text:span></text:p>
      <text:p text:style-name="P3"><text:span text:style-name="T6"><text:s text:c="5"/></text:span><text:span text:style-name="T9">const</text:span><text:span text:style-name="T6"> </text:span><text:span text:style-name="T12">response</text:span><text:span text:style-name="T6"> </text:span><text:span text:style-name="T11">=</text:span><text:span text:style-name="T6"> </text:span><text:span text:style-name="T5">await</text:span><text:span text:style-name="T6"> </text:span><text:span text:style-name="T10">fetch</text:span><text:span text:style-name="T6">(</text:span><text:span text:style-name="T8">'http://localhost:3333/formulario'</text:span><text:span text:style-name="T6">, {</text:span></text:p>
      <text:p text:style-name="P3"><text:span text:style-name="T6"><text:s text:c="7"/></text:span><text:span text:style-name="T7">method:</text:span><text:span text:style-name="T6"> </text:span><text:span text:style-name="T8">'POST'</text:span><text:span text:style-name="T6">, </text:span><text:span text:style-name="T13">// Método HTTP para enviar os dados</text:span></text:p>
      <text:p text:style-name="P3"><text:span text:style-name="T6"><text:s text:c="7"/></text:span><text:span text:style-name="T7">headers:</text:span><text:span text:style-name="T6"> {</text:span></text:p>
      <text:p text:style-name="P3"><text:span text:style-name="T6"><text:s text:c="9"/></text:span><text:span text:style-name="T8">'Content-Type'</text:span><text:span text:style-name="T7">:</text:span><text:span text:style-name="T6"> </text:span><text:span text:style-name="T8">'application/json'</text:span><text:span text:style-name="T6"> </text:span><text:span text:style-name="T13">// Tipo de conteúdo do corpo da requisição</text:span></text:p>
      <text:p text:style-name="P3"><text:span text:style-name="T6"><text:s text:c="7"/>},</text:span></text:p>
      <text:p text:style-name="P3"><text:span text:style-name="T6"><text:s text:c="7"/></text:span><text:span text:style-name="T7">body:</text:span><text:span text:style-name="T6"> </text:span><text:span text:style-name="T7">JSON</text:span><text:span text:style-name="T6">.</text:span><text:span text:style-name="T10">stringify</text:span><text:span text:style-name="T6">(</text:span><text:span text:style-name="T12">formData</text:span><text:span text:style-name="T6">) </text:span><text:span text:style-name="T13">// Dados do formulário convertidos para JSON</text:span></text:p>
      <text:p text:style-name="P3"><text:span text:style-name="T6"><text:s text:c="5"/>});</text:span></text:p>
      <text:p text:style-name="P4"/>
      <text:p text:style-name="P3"><text:span text:style-name="T6"><text:s text:c="5"/></text:span><text:span text:style-name="T5">if</text:span><text:span text:style-name="T6"> (</text:span><text:span text:style-name="T12">response</text:span><text:span text:style-name="T6">.</text:span><text:span text:style-name="T12">ok</text:span><text:span text:style-name="T6">) {</text:span></text:p>
      <text:p text:style-name="P3"><text:span text:style-name="T6"><text:s text:c="7"/></text:span><text:span text:style-name="T7">console</text:span><text:span text:style-name="T6">.</text:span><text:span text:style-name="T10">log</text:span><text:span text:style-name="T6">(</text:span><text:span text:style-name="T8">'Dados enviados com sucesso!'</text:span><text:span text:style-name="T6">);</text:span></text:p>
      <text:p text:style-name="P3"><text:span text:style-name="T6"><text:s text:c="5"/>} </text:span><text:span text:style-name="T5">else</text:span><text:span text:style-name="T6"> {</text:span></text:p>
      <text:p text:style-name="P3"><text:span text:style-name="T6"><text:s text:c="7"/></text:span><text:span text:style-name="T7">console</text:span><text:span text:style-name="T6">.</text:span><text:span text:style-name="T10">error</text:span><text:span text:style-name="T6">(</text:span><text:span text:style-name="T8">'Falha ao enviar os dados.'</text:span><text:span text:style-name="T6">);</text:span></text:p>
      <text:p text:style-name="P3"><text:span text:style-name="T6"><text:s text:c="5"/>}</text:span></text:p>
      <text:p text:style-name="P3"><text:span text:style-name="T6"><text:s text:c="3"/>} </text:span><text:span text:style-name="T5">catch</text:span><text:span text:style-name="T6"> (</text:span><text:span text:style-name="T7">error</text:span><text:span text:style-name="T6">) {</text:span></text:p>
      <text:p text:style-name="P3"><text:span text:style-name="T6"><text:s text:c="5"/></text:span><text:span text:style-name="T7">console</text:span><text:span text:style-name="T6">.</text:span><text:span text:style-name="T10">error</text:span><text:span text:style-name="T6">(</text:span><text:span text:style-name="T8">'Erro ao enviar os dados:'</text:span><text:span text:style-name="T6">, </text:span><text:span text:style-name="T7">error</text:span><text:span text:style-name="T6">);</text:span></text:p>
      <text:p text:style-name="P3"><text:span text:style-name="T6"><text:s text:c="3"/>}</text:span></text:p>
      <text:p text:style-name="P3"><text:span text:style-name="T6"><text:s/>};</text:span></text:p>
      <text:p text:style-name="P4"/>
      <text:p text:style-name="P3"><text:soft-page-break/><text:span text:style-name="T6"><text:s/></text:span><text:span text:style-name="T5">return</text:span><text:span text:style-name="T6"> (</text:span></text:p>
      <text:p text:style-name="P3"><text:span text:style-name="T6"><text:s text:c="3"/></text:span><text:span text:style-name="T14">&lt;</text:span><text:span text:style-name="T9">form</text:span><text:span text:style-name="T6"> </text:span><text:span text:style-name="T7">onSubmit</text:span><text:span text:style-name="T11">=</text:span><text:span text:style-name="T9">{</text:span><text:span text:style-name="T10">handleSubmit</text:span><text:span text:style-name="T9">}</text:span><text:span text:style-name="T14">&gt;</text:span></text:p>
      <text:p text:style-name="P3"><text:span text:style-name="T6"><text:s text:c="5"/></text:span><text:span text:style-name="T14">&lt;</text:span><text:span text:style-name="T9">label</text:span><text:span text:style-name="T14">&gt;</text:span></text:p>
      <text:p text:style-name="P3"><text:span text:style-name="T6"><text:s text:c="7"/>Texto:</text:span></text:p>
      <text:p text:style-name="P3"><text:span text:style-name="T6"><text:s text:c="7"/></text:span><text:span text:style-name="T14">&lt;</text:span><text:span text:style-name="T9">input</text:span><text:span text:style-name="T6"> </text:span><text:span text:style-name="T7">type</text:span><text:span text:style-name="T11">=</text:span><text:span text:style-name="T8">"text"</text:span><text:span text:style-name="T6"> </text:span><text:span text:style-name="T7">value</text:span><text:span text:style-name="T11">=</text:span><text:span text:style-name="T9">{</text:span><text:span text:style-name="T12">texto</text:span><text:span text:style-name="T9">}</text:span><text:span text:style-name="T6"> </text:span><text:span text:style-name="T7">onChange</text:span><text:span text:style-name="T11">=</text:span><text:span text:style-name="T9">{</text:span><text:span text:style-name="T11">(</text:span><text:span text:style-name="T7">e</text:span><text:span text:style-name="T11">) </text:span><text:span text:style-name="T9">=&gt;</text:span><text:span text:style-name="T11"> </text:span><text:span text:style-name="T10">setTexto</text:span><text:span text:style-name="T11">(</text:span><text:span text:style-name="T7">e</text:span><text:span text:style-name="T11">.</text:span><text:span text:style-name="T7">target</text:span><text:span text:style-name="T11">.</text:span><text:span text:style-name="T7">value</text:span><text:span text:style-name="T11">)</text:span><text:span text:style-name="T9">}</text:span><text:span text:style-name="T6"> </text:span><text:span text:style-name="T14">/&gt;</text:span></text:p>
      <text:p text:style-name="P3"><text:span text:style-name="T6"><text:s text:c="5"/></text:span><text:span text:style-name="T14">&lt;/</text:span><text:span text:style-name="T9">label</text:span><text:span text:style-name="T14">&gt;</text:span></text:p>
      <text:p text:style-name="P3"><text:span text:style-name="T6"><text:s text:c="5"/></text:span><text:span text:style-name="T14">&lt;</text:span><text:span text:style-name="T9">br</text:span><text:span text:style-name="T6"> </text:span><text:span text:style-name="T14">/&gt;</text:span></text:p>
      <text:p text:style-name="P3"><text:span text:style-name="T6"><text:s text:c="5"/></text:span><text:span text:style-name="T14">&lt;</text:span><text:span text:style-name="T9">label</text:span><text:span text:style-name="T14">&gt;</text:span></text:p>
      <text:p text:style-name="P3"><text:span text:style-name="T6"><text:s text:c="7"/>Inteiro:</text:span></text:p>
      <text:p text:style-name="P3"><text:span text:style-name="T6"><text:s text:c="7"/></text:span><text:span text:style-name="T14">&lt;</text:span><text:span text:style-name="T9">input</text:span><text:span text:style-name="T6"> </text:span><text:span text:style-name="T7">type</text:span><text:span text:style-name="T11">=</text:span><text:span text:style-name="T8">"number"</text:span><text:span text:style-name="T6"> </text:span><text:span text:style-name="T7">value</text:span><text:span text:style-name="T11">=</text:span><text:span text:style-name="T9">{</text:span><text:span text:style-name="T12">inteiro</text:span><text:span text:style-name="T9">}</text:span><text:span text:style-name="T6"> </text:span><text:span text:style-name="T7">onChange</text:span><text:span text:style-name="T11">=</text:span><text:span text:style-name="T9">{</text:span><text:span text:style-name="T11">(</text:span><text:span text:style-name="T7">e</text:span><text:span text:style-name="T11">) </text:span><text:span text:style-name="T9">=&gt;</text:span><text:span text:style-name="T11"> </text:span><text:span text:style-name="T10">setInteiro</text:span><text:span text:style-name="T11">(</text:span><text:span text:style-name="T10">parseInt</text:span><text:span text:style-name="T11">(</text:span><text:span text:style-name="T7">e</text:span><text:span text:style-name="T11">.</text:span><text:span text:style-name="T7">target</text:span><text:span text:style-name="T11">.</text:span><text:span text:style-name="T7">value</text:span><text:span text:style-name="T11">))</text:span><text:span text:style-name="T9">}</text:span><text:span text:style-name="T6"> </text:span><text:span text:style-name="T14">/&gt;</text:span></text:p>
      <text:p text:style-name="P3"><text:span text:style-name="T6"><text:s text:c="5"/></text:span><text:span text:style-name="T14">&lt;/</text:span><text:span text:style-name="T9">label</text:span><text:span text:style-name="T14">&gt;</text:span></text:p>
      <text:p text:style-name="P3"><text:span text:style-name="T6"><text:s text:c="5"/></text:span><text:span text:style-name="T14">&lt;</text:span><text:span text:style-name="T9">br</text:span><text:span text:style-name="T6"> </text:span><text:span text:style-name="T14">/&gt;</text:span></text:p>
      <text:p text:style-name="P3"><text:span text:style-name="T6"><text:s text:c="5"/></text:span><text:span text:style-name="T14">&lt;</text:span><text:span text:style-name="T9">label</text:span><text:span text:style-name="T14">&gt;</text:span></text:p>
      <text:p text:style-name="P3"><text:span text:style-name="T6"><text:s text:c="7"/>Booleano:</text:span></text:p>
      <text:p text:style-name="P3"><text:span text:style-name="T6"><text:s text:c="7"/></text:span><text:span text:style-name="T14">&lt;</text:span><text:span text:style-name="T9">input</text:span><text:span text:style-name="T6"> </text:span><text:span text:style-name="T7">type</text:span><text:span text:style-name="T11">=</text:span><text:span text:style-name="T8">"checkbox"</text:span><text:span text:style-name="T6"> </text:span><text:span text:style-name="T7">checked</text:span><text:span text:style-name="T11">=</text:span><text:span text:style-name="T9">{</text:span><text:span text:style-name="T12">booleano</text:span><text:span text:style-name="T9">}</text:span><text:span text:style-name="T6"> </text:span><text:span text:style-name="T7">onChange</text:span><text:span text:style-name="T11">=</text:span><text:span text:style-name="T9">{</text:span><text:span text:style-name="T11">(</text:span><text:span text:style-name="T7">e</text:span><text:span text:style-name="T11">) </text:span><text:span text:style-name="T9">=&gt;</text:span><text:span text:style-name="T11"> </text:span><text:span text:style-name="T10">setBooleano</text:span><text:span text:style-name="T11">(</text:span><text:span text:style-name="T7">e</text:span><text:span text:style-name="T11">.</text:span><text:span text:style-name="T7">target</text:span><text:span text:style-name="T11">.</text:span><text:span text:style-name="T7">checked</text:span><text:span text:style-name="T11">)</text:span><text:span text:style-name="T9">}</text:span><text:span text:style-name="T6"> </text:span><text:span text:style-name="T14">/&gt;</text:span></text:p>
      <text:p text:style-name="P3"><text:span text:style-name="T6"><text:s text:c="5"/></text:span><text:span text:style-name="T14">&lt;/</text:span><text:span text:style-name="T9">label</text:span><text:span text:style-name="T14">&gt;</text:span></text:p>
      <text:p text:style-name="P3"><text:span text:style-name="T6"><text:s text:c="5"/></text:span><text:span text:style-name="T14">&lt;</text:span><text:span text:style-name="T9">br</text:span><text:span text:style-name="T6"> </text:span><text:span text:style-name="T14">/&gt;</text:span></text:p>
      <text:p text:style-name="P3"><text:span text:style-name="T6"><text:s text:c="5"/></text:span><text:span text:style-name="T14">&lt;</text:span><text:span text:style-name="T9">label</text:span><text:span text:style-name="T14">&gt;</text:span></text:p>
      <text:p text:style-name="P3"><text:span text:style-name="T6"><text:s text:c="7"/>Dropdown:</text:span></text:p>
      <text:p text:style-name="P3"><text:span text:style-name="T6"><text:s text:c="7"/></text:span><text:span text:style-name="T14">&lt;</text:span><text:span text:style-name="T9">select</text:span><text:span text:style-name="T6"> </text:span><text:span text:style-name="T7">value</text:span><text:span text:style-name="T11">=</text:span><text:span text:style-name="T9">{</text:span><text:span text:style-name="T12">opcaoSelecionada</text:span><text:span text:style-name="T9">}</text:span><text:span text:style-name="T6"> </text:span><text:span text:style-name="T7">onChange</text:span><text:span text:style-name="T11">=</text:span><text:span text:style-name="T9">{</text:span><text:span text:style-name="T11">(</text:span><text:span text:style-name="T7">e</text:span><text:span text:style-name="T11">) </text:span><text:span text:style-name="T9">=&gt;</text:span><text:span text:style-name="T11"> </text:span><text:span text:style-name="T10">setOpcaoSelecionada</text:span><text:span text:style-name="T11">(</text:span><text:span text:style-name="T7">e</text:span><text:span text:style-name="T11">.</text:span><text:span text:style-name="T7">target</text:span><text:span text:style-name="T11">.</text:span><text:span text:style-name="T7">value</text:span><text:span text:style-name="T11">)</text:span><text:span text:style-name="T9">}</text:span><text:span text:style-name="T14">&gt;</text:span></text:p>
      <text:p text:style-name="P3"><text:span text:style-name="T6"><text:s text:c="9"/></text:span><text:span text:style-name="T14">&lt;</text:span><text:span text:style-name="T9">option</text:span><text:span text:style-name="T6"> </text:span><text:span text:style-name="T7">value</text:span><text:span text:style-name="T11">=</text:span><text:span text:style-name="T8">""</text:span><text:span text:style-name="T14">&gt;</text:span><text:span text:style-name="T6">Selecione uma opção</text:span><text:span text:style-name="T14">&lt;/</text:span><text:span text:style-name="T9">option</text:span><text:span text:style-name="T14">&gt;</text:span></text:p>
      <text:p text:style-name="P3"><text:soft-page-break/><text:span text:style-name="T6"><text:s text:c="9"/></text:span><text:span text:style-name="T14">&lt;</text:span><text:span text:style-name="T9">option</text:span><text:span text:style-name="T6"> </text:span><text:span text:style-name="T7">value</text:span><text:span text:style-name="T11">=</text:span><text:span text:style-name="T8">"opcao1"</text:span><text:span text:style-name="T14">&gt;</text:span><text:span text:style-name="T6">Opção 1</text:span><text:span text:style-name="T14">&lt;/</text:span><text:span text:style-name="T9">option</text:span><text:span text:style-name="T14">&gt;</text:span></text:p>
      <text:p text:style-name="P3"><text:span text:style-name="T6"><text:s text:c="9"/></text:span><text:span text:style-name="T14">&lt;</text:span><text:span text:style-name="T9">option</text:span><text:span text:style-name="T6"> </text:span><text:span text:style-name="T7">value</text:span><text:span text:style-name="T11">=</text:span><text:span text:style-name="T8">"opcao2"</text:span><text:span text:style-name="T14">&gt;</text:span><text:span text:style-name="T6">Opção 2</text:span><text:span text:style-name="T14">&lt;/</text:span><text:span text:style-name="T9">option</text:span><text:span text:style-name="T14">&gt;</text:span></text:p>
      <text:p text:style-name="P3"><text:span text:style-name="T6"><text:s text:c="9"/></text:span><text:span text:style-name="T14">&lt;</text:span><text:span text:style-name="T9">option</text:span><text:span text:style-name="T6"> </text:span><text:span text:style-name="T7">value</text:span><text:span text:style-name="T11">=</text:span><text:span text:style-name="T8">"opcao3"</text:span><text:span text:style-name="T14">&gt;</text:span><text:span text:style-name="T6">Opção 3</text:span><text:span text:style-name="T14">&lt;/</text:span><text:span text:style-name="T9">option</text:span><text:span text:style-name="T14">&gt;</text:span></text:p>
      <text:p text:style-name="P3"><text:span text:style-name="T6"><text:s text:c="7"/></text:span><text:span text:style-name="T14">&lt;/</text:span><text:span text:style-name="T9">select</text:span><text:span text:style-name="T14">&gt;</text:span></text:p>
      <text:p text:style-name="P3"><text:span text:style-name="T6"><text:s text:c="5"/></text:span><text:span text:style-name="T14">&lt;/</text:span><text:span text:style-name="T9">label</text:span><text:span text:style-name="T14">&gt;</text:span></text:p>
      <text:p text:style-name="P3"><text:span text:style-name="T6"><text:s text:c="5"/></text:span><text:span text:style-name="T14">&lt;</text:span><text:span text:style-name="T9">br</text:span><text:span text:style-name="T6"> </text:span><text:span text:style-name="T14">/&gt;</text:span></text:p>
      <text:p text:style-name="P3"><text:span text:style-name="T6"><text:s text:c="5"/></text:span><text:span text:style-name="T14">&lt;</text:span><text:span text:style-name="T9">label</text:span><text:span text:style-name="T14">&gt;</text:span></text:p>
      <text:p text:style-name="P3"><text:span text:style-name="T6"><text:s text:c="7"/>Opções de Radio:</text:span></text:p>
      <text:p text:style-name="P3"><text:span text:style-name="T6"><text:s text:c="7"/></text:span><text:span text:style-name="T14">&lt;</text:span><text:span text:style-name="T9">label</text:span><text:span text:style-name="T14">&gt;</text:span></text:p>
      <text:p text:style-name="P3"><text:span text:style-name="T6"><text:s text:c="9"/></text:span><text:span text:style-name="T14">&lt;</text:span><text:span text:style-name="T9">input</text:span><text:span text:style-name="T6"> </text:span><text:span text:style-name="T7">type</text:span><text:span text:style-name="T11">=</text:span><text:span text:style-name="T8">"radio"</text:span><text:span text:style-name="T6"> </text:span><text:span text:style-name="T7">value</text:span><text:span text:style-name="T11">=</text:span><text:span text:style-name="T8">"radio1"</text:span><text:span text:style-name="T6"> </text:span><text:span text:style-name="T7">checked</text:span><text:span text:style-name="T11">=</text:span><text:span text:style-name="T9">{</text:span><text:span text:style-name="T12">opcaoRadio</text:span><text:span text:style-name="T11"> === </text:span><text:span text:style-name="T8">'radio1'</text:span><text:span text:style-name="T9">}</text:span><text:span text:style-name="T6"> </text:span><text:span text:style-name="T7">onChange</text:span><text:span text:style-name="T11">=</text:span><text:span text:style-name="T9">{</text:span><text:span text:style-name="T11">() </text:span><text:span text:style-name="T9">=&gt;</text:span><text:span text:style-name="T11"> </text:span><text:span text:style-name="T10">setOpcaoRadio</text:span><text:span text:style-name="T11">(</text:span><text:span text:style-name="T8">'radio1'</text:span><text:span text:style-name="T11">)</text:span><text:span text:style-name="T9">}</text:span><text:span text:style-name="T6"> </text:span><text:span text:style-name="T14">/&gt;</text:span></text:p>
      <text:p text:style-name="P3"><text:span text:style-name="T6"><text:s text:c="9"/>Opção 1</text:span></text:p>
      <text:p text:style-name="P3"><text:span text:style-name="T6"><text:s text:c="7"/></text:span><text:span text:style-name="T14">&lt;/</text:span><text:span text:style-name="T9">label</text:span><text:span text:style-name="T14">&gt;</text:span></text:p>
      <text:p text:style-name="P3"><text:span text:style-name="T6"><text:s text:c="7"/></text:span><text:span text:style-name="T14">&lt;</text:span><text:span text:style-name="T9">label</text:span><text:span text:style-name="T14">&gt;</text:span></text:p>
      <text:p text:style-name="P3"><text:span text:style-name="T6"><text:s text:c="9"/></text:span><text:span text:style-name="T14">&lt;</text:span><text:span text:style-name="T9">input</text:span><text:span text:style-name="T6"> </text:span><text:span text:style-name="T7">type</text:span><text:span text:style-name="T11">=</text:span><text:span text:style-name="T8">"radio"</text:span><text:span text:style-name="T6"> </text:span><text:span text:style-name="T7">value</text:span><text:span text:style-name="T11">=</text:span><text:span text:style-name="T8">"radio2"</text:span><text:span text:style-name="T6"> </text:span><text:span text:style-name="T7">checked</text:span><text:span text:style-name="T11">=</text:span><text:span text:style-name="T9">{</text:span><text:span text:style-name="T12">opcaoRadio</text:span><text:span text:style-name="T11"> === </text:span><text:span text:style-name="T8">'radio2'</text:span><text:span text:style-name="T9">}</text:span><text:span text:style-name="T6"> </text:span><text:span text:style-name="T7">onChange</text:span><text:span text:style-name="T11">=</text:span><text:span text:style-name="T9">{</text:span><text:span text:style-name="T11">() </text:span><text:span text:style-name="T9">=&gt;</text:span><text:span text:style-name="T11"> </text:span><text:span text:style-name="T10">setOpcaoRadio</text:span><text:span text:style-name="T11">(</text:span><text:span text:style-name="T8">'radio2'</text:span><text:span text:style-name="T11">)</text:span><text:span text:style-name="T9">}</text:span><text:span text:style-name="T6"> </text:span><text:span text:style-name="T14">/&gt;</text:span></text:p>
      <text:p text:style-name="P3"><text:span text:style-name="T6"><text:s text:c="9"/>Opção 2</text:span></text:p>
      <text:p text:style-name="P3"><text:span text:style-name="T6"><text:s text:c="7"/></text:span><text:span text:style-name="T14">&lt;/</text:span><text:span text:style-name="T9">label</text:span><text:span text:style-name="T14">&gt;</text:span></text:p>
      <text:p text:style-name="P3"><text:span text:style-name="T6"><text:s text:c="7"/></text:span><text:span text:style-name="T14">&lt;</text:span><text:span text:style-name="T9">label</text:span><text:span text:style-name="T14">&gt;</text:span></text:p>
      <text:p text:style-name="P3"><text:span text:style-name="T6"><text:s text:c="9"/></text:span><text:span text:style-name="T14">&lt;</text:span><text:span text:style-name="T9">input</text:span><text:span text:style-name="T6"> </text:span><text:span text:style-name="T7">type</text:span><text:span text:style-name="T11">=</text:span><text:span text:style-name="T8">"radio"</text:span><text:span text:style-name="T6"> </text:span><text:span text:style-name="T7">value</text:span><text:span text:style-name="T11">=</text:span><text:span text:style-name="T8">"radio3"</text:span><text:span text:style-name="T6"> </text:span><text:span text:style-name="T7">checked</text:span><text:span text:style-name="T11">=</text:span><text:span text:style-name="T9">{</text:span><text:span text:style-name="T12">opcaoRadio</text:span><text:span text:style-name="T11"> === </text:span><text:span text:style-name="T8">'radio3'</text:span><text:span text:style-name="T9">}</text:span><text:span text:style-name="T6"> </text:span><text:span text:style-name="T7">onChange</text:span><text:span text:style-name="T11">=</text:span><text:span text:style-name="T9">{</text:span><text:span text:style-name="T11">() </text:span><text:span text:style-name="T9">=&gt;</text:span><text:span text:style-name="T11"> </text:span><text:span text:style-name="T10">setOpcaoRadio</text:span><text:span text:style-name="T11">(</text:span><text:span text:style-name="T8">'radio3'</text:span><text:span text:style-name="T11">)</text:span><text:span text:style-name="T9">}</text:span><text:span text:style-name="T6"> </text:span><text:span text:style-name="T14">/&gt;</text:span></text:p>
      <text:p text:style-name="P3"><text:span text:style-name="T6"><text:s text:c="9"/>Opção 3</text:span></text:p>
      <text:p text:style-name="P3"><text:span text:style-name="T6"><text:s text:c="7"/></text:span><text:span text:style-name="T14">&lt;/</text:span><text:span text:style-name="T9">label</text:span><text:span text:style-name="T14">&gt;</text:span></text:p>
      <text:p text:style-name="P3"><text:span text:style-name="T6"><text:s text:c="5"/></text:span><text:span text:style-name="T14">&lt;/</text:span><text:span text:style-name="T9">label</text:span><text:span text:style-name="T14">&gt;</text:span></text:p>
      <text:p text:style-name="P3"><text:soft-page-break/><text:span text:style-name="T6"><text:s text:c="5"/></text:span><text:span text:style-name="T14">&lt;</text:span><text:span text:style-name="T9">br</text:span><text:span text:style-name="T6"> </text:span><text:span text:style-name="T14">/&gt;</text:span></text:p>
      <text:p text:style-name="P3"><text:span text:style-name="T6"><text:s text:c="5"/></text:span><text:span text:style-name="T14">&lt;</text:span><text:span text:style-name="T9">button</text:span><text:span text:style-name="T6"> </text:span><text:span text:style-name="T7">type</text:span><text:span text:style-name="T11">=</text:span><text:span text:style-name="T8">"submit"</text:span><text:span text:style-name="T14">&gt;</text:span><text:span text:style-name="T6">Enviar</text:span><text:span text:style-name="T14">&lt;/</text:span><text:span text:style-name="T9">button</text:span><text:span text:style-name="T14">&gt;</text:span></text:p>
      <text:p text:style-name="P3"><text:span text:style-name="T6"><text:s text:c="3"/></text:span><text:span text:style-name="T14">&lt;/</text:span><text:span text:style-name="T9">form</text:span><text:span text:style-name="T14">&gt;</text:span></text:p>
      <text:p text:style-name="P3"><text:span text:style-name="T6"><text:s/>);</text:span></text:p>
      <text:p text:style-name="P3"><text:span text:style-name="T6">};</text:span></text:p>
      <text:p text:style-name="P4"/>
      <text:p text:style-name="P3"><text:span text:style-name="T5">export</text:span><text:span text:style-name="T6"> </text:span><text:span text:style-name="T5">default</text:span><text:span text:style-name="T6"> </text:span><text:span text:style-name="T10">Formulario</text:span><text:span text:style-name="T6">;</text:span></text:p>
      <text:p text:style-name="P4"/>
      <text:p text:style-name="P7"/>
      <text:p text:style-name="P7">ctrl x + y para sair e salvar</text:p>
      <text:p text:style-name="P7"/>
      <text:p text:style-name="P7">Passo 6) Entre no Arquivo App.js na pasta src e apague tudo o que tem lá e cole o seguinte código:</text:p>
      <text:p text:style-name="P7"/>
      <text:p text:style-name="P3"><text:span text:style-name="T5">import</text:span><text:span text:style-name="T6"> </text:span><text:span text:style-name="T7">React</text:span><text:span text:style-name="T6"> </text:span><text:span text:style-name="T5">from</text:span><text:span text:style-name="T6"> </text:span><text:span text:style-name="T8">'react'</text:span><text:span text:style-name="T6">;</text:span></text:p>
      <text:p text:style-name="P3"><text:span text:style-name="T5">import</text:span><text:span text:style-name="T6"> </text:span><text:span text:style-name="T7">Formulario</text:span><text:span text:style-name="T6"> </text:span><text:span text:style-name="T5">from</text:span><text:span text:style-name="T6"> </text:span><text:span text:style-name="T8">'./Formulario'</text:span><text:span text:style-name="T6">;</text:span></text:p>
      <text:p text:style-name="P4"/>
      <text:p text:style-name="P3"><text:span text:style-name="T9">const</text:span><text:span text:style-name="T6"> </text:span><text:span text:style-name="T10">App</text:span><text:span text:style-name="T6"> </text:span><text:span text:style-name="T11">=</text:span><text:span text:style-name="T6"> () </text:span><text:span text:style-name="T9">=&gt;</text:span><text:span text:style-name="T6"> {</text:span></text:p>
      <text:p text:style-name="P3"><text:span text:style-name="T6"><text:s/></text:span><text:span text:style-name="T5">return</text:span><text:span text:style-name="T6"> (</text:span></text:p>
      <text:p text:style-name="P3"><text:span text:style-name="T6"><text:s text:c="3"/></text:span><text:span text:style-name="T14">&lt;</text:span><text:span text:style-name="T9">div</text:span><text:span text:style-name="T14">&gt;</text:span></text:p>
      <text:p text:style-name="P3"><text:span text:style-name="T6"><text:s text:c="5"/></text:span><text:span text:style-name="T14">&lt;</text:span><text:span text:style-name="T9">h1</text:span><text:span text:style-name="T14">&gt;</text:span><text:span text:style-name="T6">Teste de Formulário React</text:span><text:span text:style-name="T14">&lt;/</text:span><text:span text:style-name="T9">h1</text:span><text:span text:style-name="T14">&gt;</text:span></text:p>
      <text:p text:style-name="P3"><text:span text:style-name="T6"><text:s text:c="5"/></text:span><text:span text:style-name="T14">&lt;</text:span><text:span text:style-name="T15">Formulario</text:span><text:span text:style-name="T6"> </text:span><text:span text:style-name="T14">/&gt;</text:span></text:p>
      <text:p text:style-name="P3"><text:soft-page-break/><text:span text:style-name="T6"><text:s text:c="3"/></text:span><text:span text:style-name="T14">&lt;/</text:span><text:span text:style-name="T9">div</text:span><text:span text:style-name="T14">&gt;</text:span></text:p>
      <text:p text:style-name="P3"><text:span text:style-name="T6"><text:s/>);</text:span></text:p>
      <text:p text:style-name="P3"><text:span text:style-name="T6">};</text:span></text:p>
      <text:p text:style-name="P4"/>
      <text:p text:style-name="P3"><text:span text:style-name="T5">export</text:span><text:span text:style-name="T6"> </text:span><text:span text:style-name="T5">default</text:span><text:span text:style-name="T6"> </text:span><text:span text:style-name="T10">App</text:span><text:span text:style-name="T6">;</text:span></text:p>
      <text:p text:style-name="P7"/>
      <text:p text:style-name="P7">Passo 7) Entre no arquivo index.js na pasta src e apague tudo o que tem lá e cole o seguinte código: </text:p>
      <text:p text:style-name="P7"/>
      <text:p text:style-name="P3"><text:span text:style-name="T5">import</text:span><text:span text:style-name="T6"> </text:span><text:span text:style-name="T7">React</text:span><text:span text:style-name="T6"> </text:span><text:span text:style-name="T5">from</text:span><text:span text:style-name="T6"> </text:span><text:span text:style-name="T8">'react'</text:span><text:span text:style-name="T6">;</text:span></text:p>
      <text:p text:style-name="P3"><text:span text:style-name="T5">import</text:span><text:span text:style-name="T6"> </text:span><text:span text:style-name="T7">ReactDOM</text:span><text:span text:style-name="T6"> </text:span><text:span text:style-name="T5">from</text:span><text:span text:style-name="T6"> </text:span><text:span text:style-name="T8">'react-dom'</text:span><text:span text:style-name="T6">;</text:span></text:p>
      <text:p text:style-name="P3"><text:span text:style-name="T5">import</text:span><text:span text:style-name="T6"> </text:span><text:span text:style-name="T7">Formulario</text:span><text:span text:style-name="T6"> </text:span><text:span text:style-name="T5">from</text:span><text:span text:style-name="T6"> </text:span><text:span text:style-name="T8">'./Formulario'</text:span><text:span text:style-name="T6">;</text:span></text:p>
      <text:p text:style-name="P4"/>
      <text:p text:style-name="P3"><text:span text:style-name="T7">ReactDOM</text:span><text:span text:style-name="T6">.</text:span><text:span text:style-name="T10">render</text:span><text:span text:style-name="T6">(</text:span></text:p>
      <text:p text:style-name="P3"><text:span text:style-name="T6"><text:s/></text:span><text:span text:style-name="T14">&lt;</text:span><text:span text:style-name="T15">React.StrictMode</text:span><text:span text:style-name="T14">&gt;</text:span></text:p>
      <text:p text:style-name="P3"><text:span text:style-name="T6"><text:s text:c="3"/></text:span><text:span text:style-name="T14">&lt;</text:span><text:span text:style-name="T15">Formulario</text:span><text:span text:style-name="T6"> </text:span><text:span text:style-name="T14">/&gt;</text:span></text:p>
      <text:p text:style-name="P3"><text:span text:style-name="T6"><text:s/></text:span><text:span text:style-name="T14">&lt;/</text:span><text:span text:style-name="T15">React.StrictMode</text:span><text:span text:style-name="T14">&gt;</text:span><text:span text:style-name="T6">,</text:span></text:p>
      <text:p text:style-name="P3"><text:span text:style-name="T6"><text:s/></text:span><text:span text:style-name="T7">document</text:span><text:span text:style-name="T6">.</text:span><text:span text:style-name="T10">getElementById</text:span><text:span text:style-name="T6">(</text:span><text:span text:style-name="T8">'root'</text:span><text:span text:style-name="T6">)</text:span></text:p>
      <text:p text:style-name="P3"><text:span text:style-name="T6">);</text:span></text:p>
      <text:p text:style-name="P7"/>
      <text:p text:style-name="P7">Pronto, você pode ver nas ferramentas do desenvolvedor, aba de console o json que você mandou no formulário. </text:p>
      <text:p text:style-name="P7"/>
      <text:p text:style-name="P7"><text:soft-page-break/>Agora vamos fazer o backend!</text:p>
      <text:p text:style-name="P7"/>
      <text:p text:style-name="P7">Passo 8) Volte para a pasta etapa4 e crie uma pasta para o backend e entre na pasta criada:</text:p>
      <text:p text:style-name="P7"><text:span text:style-name="T2">mkdir backend</text:span></text:p>
      <text:p text:style-name="P7"><text:span text:style-name="T2">cd backend</text:span></text:p>
      <text:p text:style-name="Standard"><text:tab/> <text:tab/> <text:tab/> <text:tab/></text:p>
      <text:p text:style-name="P8">Passo 9) Dentro da pasta dê o comando:</text:p>
      <text:p text:style-name="P8"><text:span text:style-name="T2">npm init -y</text:span></text:p>
      <text:p text:style-name="P9"/>
      <text:p text:style-name="P8">Passo 10) Crie outra pasta src e entre no diretório:</text:p>
      <text:p text:style-name="P8"><text:span text:style-name="T2">mkdir src</text:span></text:p>
      <text:p text:style-name="P8"><text:span text:style-name="T2"><text:line-break/></text:span>Passo 11) <text:span text:style-name="T4">No terminal entre dentro da pasta src e de o comando:</text:span></text:p>
      <text:p text:style-name="P8"><text:span text:style-name="T3">npm install express</text:span></text:p>
      <text:p text:style-name="P7"/>
      <text:p text:style-name="P7"/>
      <text:p text:style-name="P7">Passo 12)<text:span text:style-name="T4"> Entre dentro da pasta backend/src e crie o arquivo index.js (touch index.js), abra o arquivo com nano index.js cole o seguinte código:</text:span></text:p>
      <text:p text:style-name="P3"><text:span text:style-name="T9">const</text:span><text:span text:style-name="T6"> </text:span><text:span text:style-name="T10">express</text:span><text:span text:style-name="T6"> </text:span><text:span text:style-name="T11">=</text:span><text:span text:style-name="T6"> </text:span><text:span text:style-name="T10">require</text:span><text:span text:style-name="T6">(</text:span><text:span text:style-name="T8">'express'</text:span><text:span text:style-name="T6">);</text:span></text:p>
      <text:p text:style-name="P3"><text:span text:style-name="T9">const</text:span><text:span text:style-name="T6"> </text:span><text:span text:style-name="T12">app</text:span><text:span text:style-name="T6"> </text:span><text:span text:style-name="T11">=</text:span><text:span text:style-name="T6"> </text:span><text:span text:style-name="T10">express</text:span><text:span text:style-name="T6">();</text:span></text:p>
      <text:p text:style-name="P3"><text:span text:style-name="T9">const</text:span><text:span text:style-name="T6"> </text:span><text:span text:style-name="T12">routes</text:span><text:span text:style-name="T6"> </text:span><text:span text:style-name="T11">=</text:span><text:span text:style-name="T6"> </text:span><text:span text:style-name="T10">require</text:span><text:span text:style-name="T6">(</text:span><text:span text:style-name="T8">'./routes'</text:span><text:span text:style-name="T6">);</text:span></text:p>
      <text:p text:style-name="P4"/>
      <text:p text:style-name="P3"><text:span text:style-name="T9">const</text:span><text:span text:style-name="T6"> </text:span><text:span text:style-name="T10">cors</text:span><text:span text:style-name="T6"> </text:span><text:span text:style-name="T11">=</text:span><text:span text:style-name="T6"> </text:span><text:span text:style-name="T10">require</text:span><text:span text:style-name="T6">(</text:span><text:span text:style-name="T8">'cors'</text:span><text:span text:style-name="T6">);</text:span></text:p>
      <text:p text:style-name="P3"><text:soft-page-break/><text:span text:style-name="T12">app</text:span><text:span text:style-name="T6">.</text:span><text:span text:style-name="T10">use</text:span><text:span text:style-name="T6">(</text:span><text:span text:style-name="T10">cors</text:span><text:span text:style-name="T6">());</text:span></text:p>
      <text:p text:style-name="P4"/>
      <text:p text:style-name="P3"><text:span text:style-name="T13">//seta o padrão json para as requisições</text:span></text:p>
      <text:p text:style-name="P3"><text:span text:style-name="T12">app</text:span><text:span text:style-name="T6">.</text:span><text:span text:style-name="T10">use</text:span><text:span text:style-name="T6">(</text:span><text:span text:style-name="T10">express</text:span><text:span text:style-name="T6">.</text:span><text:span text:style-name="T10">json</text:span><text:span text:style-name="T6">());</text:span></text:p>
      <text:p text:style-name="P3"><text:span text:style-name="T12">app</text:span><text:span text:style-name="T6">.</text:span><text:span text:style-name="T10">use</text:span><text:span text:style-name="T6">(</text:span><text:span text:style-name="T12">routes</text:span><text:span text:style-name="T6">);</text:span></text:p>
      <text:p text:style-name="P4"/>
      <text:p text:style-name="P3"><text:span text:style-name="T12">app</text:span><text:span text:style-name="T6">.</text:span><text:span text:style-name="T10">listen</text:span><text:span text:style-name="T6">(</text:span><text:span text:style-name="T16">3333</text:span><text:span text:style-name="T6">);</text:span></text:p>
      <text:p text:style-name="Standard"><text:span text:style-name="T4">Dê ctrl x, y. para sair do arquivo e salvar;</text:span></text:p>
      <text:p text:style-name="P2"/>
      <text:p text:style-name="Standard"><text:span text:style-name="T4">Passo 13) No terminal, continue nessa pasta e crie o arquivo routes.js e cole o seguinte código:</text:span></text:p>
      <text:p text:style-name="P3"><text:span text:style-name="T9">const</text:span><text:span text:style-name="T6"> </text:span><text:span text:style-name="T10">express</text:span><text:span text:style-name="T6"> </text:span><text:span text:style-name="T11">=</text:span><text:span text:style-name="T6"> </text:span><text:span text:style-name="T10">require</text:span><text:span text:style-name="T6">(</text:span><text:span text:style-name="T8">'express'</text:span><text:span text:style-name="T6">)</text:span></text:p>
      <text:p text:style-name="P3"><text:span text:style-name="T9">const</text:span><text:span text:style-name="T6"> </text:span><text:span text:style-name="T12">routes</text:span><text:span text:style-name="T6"> </text:span><text:span text:style-name="T11">=</text:span><text:span text:style-name="T6"> </text:span><text:span text:style-name="T10">express</text:span><text:span text:style-name="T6">.</text:span><text:span text:style-name="T10">Router</text:span><text:span text:style-name="T6">();</text:span></text:p>
      <text:p text:style-name="P3"><text:span text:style-name="T9">const</text:span><text:span text:style-name="T6"> </text:span><text:span text:style-name="T12">form</text:span><text:span text:style-name="T6"> </text:span><text:span text:style-name="T11">=</text:span><text:span text:style-name="T6"> </text:span><text:span text:style-name="T10">require</text:span><text:span text:style-name="T6">(</text:span><text:span text:style-name="T8">'./controllers/form'</text:span><text:span text:style-name="T6">);</text:span></text:p>
      <text:p text:style-name="P4"/>
      <text:p text:style-name="P4"/>
      <text:p text:style-name="P3"><text:span text:style-name="T13">//rotas exercício</text:span></text:p>
      <text:p text:style-name="P3"><text:span text:style-name="T12">routes</text:span><text:span text:style-name="T6">.</text:span><text:span text:style-name="T10">get</text:span><text:span text:style-name="T6">(</text:span><text:span text:style-name="T8">'/formulario'</text:span><text:span text:style-name="T6">, </text:span><text:span text:style-name="T7">form</text:span><text:span text:style-name="T6">.</text:span><text:span text:style-name="T10">a1</text:span><text:span text:style-name="T6">);</text:span></text:p>
      <text:p text:style-name="P4"/>
      <text:p text:style-name="P3"><text:span text:style-name="T12">module</text:span><text:span text:style-name="T6">.</text:span><text:span text:style-name="T12">exports</text:span><text:span text:style-name="T6"> </text:span><text:span text:style-name="T11">=</text:span><text:span text:style-name="T6"> </text:span><text:span text:style-name="T12">routes</text:span><text:span text:style-name="T6">;</text:span></text:p>
      <text:p text:style-name="P2"/>
      <text:p text:style-name="Standard"><text:span text:style-name="T4">Passo 14) No terminal crie a pasta controllers dentro da pasta src;</text:span></text:p>
      <text:p text:style-name="P2"><text:soft-page-break/></text:p>
      <text:p text:style-name="Standard"><text:span text:style-name="T4">Passo 15) Dentro da pasta controllers crie um arquivo form.js</text:span></text:p>
      <text:p text:style-name="Standard"><text:span text:style-name="T4">Cole o seguinte código:</text:span></text:p>
      <text:p text:style-name="P3"><text:span text:style-name="T15">module</text:span><text:span text:style-name="T6">.</text:span><text:span text:style-name="T15">exports</text:span><text:span text:style-name="T6"> </text:span><text:span text:style-name="T11">=</text:span><text:span text:style-name="T6"> {</text:span></text:p>
      <text:p text:style-name="P3"><text:span text:style-name="T6"><text:s text:c="3"/></text:span><text:span text:style-name="T10">a1</text:span><text:span text:style-name="T6">(</text:span><text:span text:style-name="T7">request</text:span><text:span text:style-name="T6">, </text:span><text:span text:style-name="T7">response</text:span><text:span text:style-name="T6">){</text:span></text:p>
      <text:p text:style-name="P3"><text:span text:style-name="T6"><text:s text:c="7"/></text:span><text:span text:style-name="T9">const</text:span><text:span text:style-name="T6"> </text:span><text:span text:style-name="T12">formData</text:span><text:span text:style-name="T6"> </text:span><text:span text:style-name="T11">=</text:span><text:span text:style-name="T6"> </text:span><text:span text:style-name="T7">request</text:span><text:span text:style-name="T6">.</text:span><text:span text:style-name="T7">body</text:span><text:span text:style-name="T6">;</text:span></text:p>
      <text:p text:style-name="P3"><text:span text:style-name="T6"><text:s text:c="7"/></text:span><text:span text:style-name="T9">const</text:span><text:span text:style-name="T6"> </text:span><text:span text:style-name="T12">parametro</text:span><text:span text:style-name="T6"> </text:span><text:span text:style-name="T11">=</text:span><text:span text:style-name="T6"> </text:span><text:span text:style-name="T12">formData</text:span><text:span text:style-name="T6">; </text:span><text:span text:style-name="T13">// Aqui você pode acessar os dados específicos do formulário, como formData.texto, formData.inteiro, etc.</text:span></text:p>
      <text:p text:style-name="P3"><text:span text:style-name="T6"><text:s text:c="7"/></text:span><text:span text:style-name="T9">const</text:span><text:span text:style-name="T6"> </text:span><text:span text:style-name="T12">msg</text:span><text:span text:style-name="T6"> </text:span><text:span text:style-name="T11">=</text:span><text:span text:style-name="T6"> {</text:span></text:p>
      <text:p text:style-name="P3"><text:span text:style-name="T6"><text:s text:c="11"/></text:span><text:span text:style-name="T7">message:</text:span><text:span text:style-name="T6"> </text:span><text:span text:style-name="T8">"Rota executou com sucesso recebendo o valor "</text:span><text:span text:style-name="T6"> </text:span><text:span text:style-name="T11">+</text:span><text:span text:style-name="T6"> </text:span><text:span text:style-name="T7">JSON</text:span><text:span text:style-name="T6">.</text:span><text:span text:style-name="T10">stringify</text:span><text:span text:style-name="T6">(</text:span><text:span text:style-name="T12">parametro</text:span><text:span text:style-name="T6">) </text:span><text:span text:style-name="T13">// Convertendo o objeto para JSON para exibir na mensagem</text:span></text:p>
      <text:p text:style-name="P3"><text:span text:style-name="T6"><text:s text:c="7"/>}</text:span></text:p>
      <text:p text:style-name="P3"><text:span text:style-name="T6"><text:s text:c="7"/></text:span><text:span text:style-name="T5">return</text:span><text:span text:style-name="T6"> </text:span><text:span text:style-name="T7">response</text:span><text:span text:style-name="T6">.</text:span><text:span text:style-name="T10">json</text:span><text:span text:style-name="T6">(</text:span><text:span text:style-name="T12">msg</text:span><text:span text:style-name="T6">);</text:span></text:p>
      <text:p text:style-name="P3"><text:span text:style-name="T6"><text:s text:c="3"/>}</text:span></text:p>
      <text:p text:style-name="P3"><text:span text:style-name="T6">}</text:span></text:p>
      <text:p text:style-name="P5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165" meta:word-count="712" meta:character-count="5520" meta:non-whitespace-character-count="4449"/>
    <meta:generator>LibreOfficeDev/6.0.5.2$Linux_X86_64 LibreOffice_project/</meta:generator>
  </office:meta>
</office:document-meta>
</file>